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co1" style:family="table-column">
      <style:table-column-properties style:column-width="4.122cm" style:use-optimal-column-width="false"/>
    </style:style>
    <style:style style:name="co2" style:family="table-column">
      <style:table-column-properties style:column-width="2.727cm" style:use-optimal-column-width="false"/>
    </style:style>
    <style:style style:name="co3" style:family="table-column">
      <style:table-column-properties style:column-width="2.705cm" style:use-optimal-column-width="false"/>
    </style:style>
    <style:style style:name="co4" style:family="table-column">
      <style:table-column-properties style:column-width="3.278cm" style:use-optimal-column-width="false"/>
    </style:style>
    <style:style style:name="co5" style:family="table-column">
      <style:table-column-properties style:column-width="2.712cm" style:use-optimal-column-width="false"/>
    </style:style>
    <style:style style:name="co6" style:family="table-column">
      <style:table-column-properties style:column-width="2.779cm" style:use-optimal-column-width="false"/>
    </style:style>
    <style:style style:name="co7" style:family="table-column">
      <style:table-column-properties style:column-width="4.082cm" style:use-optimal-column-width="false"/>
    </style:style>
    <style:style style:name="co8" style:family="table-column">
      <style:table-column-properties style:column-width="2.658cm" style:use-optimal-column-width="false"/>
    </style:style>
    <style:style style:name="co9" style:family="table-column">
      <style:table-column-properties style:column-width="2.82cm" style:use-optimal-column-width="false"/>
    </style:style>
    <style:style style:name="co10" style:family="table-column">
      <style:table-column-properties style:column-width="3.016cm" style:use-optimal-column-width="false"/>
    </style:style>
    <style:style style:name="co11" style:family="table-column">
      <style:table-column-properties style:column-width="2.866cm" style:use-optimal-column-width="false"/>
    </style:style>
    <style:style style:name="co12" style:family="table-column">
      <style:table-column-properties style:column-width="2.743cm" style:use-optimal-column-width="false"/>
    </style:style>
    <style:style style:name="ro1" style:family="table-row">
      <style:table-row-properties style:row-height="1.018cm"/>
    </style:style>
    <style:style style:name="ro2" style:family="table-row">
      <style:table-row-properties style:row-height="1.213cm"/>
    </style:style>
    <style:style style:name="ro3" style:family="table-row">
      <style:table-row-properties style:row-height="1.267cm"/>
    </style:style>
    <style:style style:name="ro4" style:family="table-row">
      <style:table-row-properties style:row-height="1.238cm"/>
    </style:style>
    <style:style style:name="ce1" style:family="table-cell">
      <style:graphic-properties draw:fill-color="#ffffff" style:repeat="repeat" fo:padding-top="0.1cm" fo:padding-bottom="0.1cm" fo:padding-left="0.1cm" fo:padding-right="0.1cm"/>
      <style:paragraph-properties fo:text-align="center" fo:border="0.01cm solid #000000"/>
      <style:text-properties fo:color="#000000" fo:font-size="14pt" style:font-size-asian="18pt" style:font-size-complex="18pt"/>
    </style:style>
    <style:style style:name="P1" style:family="paragraph">
      <style:paragraph-properties fo:text-align="center"/>
      <style:text-properties fo:color="#000000" fo:font-size="14pt" style:font-size-asian="18pt" style:font-size-complex="18pt"/>
    </style:style>
    <style:style style:name="P2" style:family="paragraph">
      <style:paragraph-properties fo:text-align="center"/>
      <style:text-properties fo:font-size="14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8.322cm" svg:height="3.497cm" svg:x="0.974cm" svg:y="4.25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">N</text:p>
              </table:table-cell>
              <table:table-cell>
                <text:p text:style-name="P1">800</text:p>
              </table:table-cell>
              <table:table-cell>
                <text:p text:style-name="P1">1600</text:p>
              </table:table-cell>
              <table:table-cell>
                <text:p text:style-name="P1">2400</text:p>
              </table:table-cell>
              <table:table-cell>
                <text:p text:style-name="P1">3200</text:p>
              </table:table-cell>
              <table:table-cell>
                <text:p text:style-name="P1">4000</text:p>
              </table:table-cell>
            </table:table-row>
            <table:table-row table:style-name="ro2" table:default-cell-style-name="ce1">
              <table:table-cell>
                <text:p text:style-name="P1">Comparisons</text:p>
              </table:table-cell>
              <table:table-cell>
                <text:p text:style-name="P1">319,600</text:p>
              </table:table-cell>
              <table:table-cell>
                <text:p text:style-name="P1">1,279,200</text:p>
              </table:table-cell>
              <table:table-cell>
                <text:p text:style-name="P2">2,878,800</text:p>
              </table:table-cell>
              <table:table-cell>
                <text:p text:style-name="P2">5,118,400</text:p>
              </table:table-cell>
              <table:table-cell>
                <text:p text:style-name="P2">7,998,000</text:p>
              </table:table-cell>
            </table:table-row>
            <table:table-row table:style-name="ro3" table:default-cell-style-name="ce1">
              <table:table-cell>
                <text:p text:style-name="P1">Swaps</text:p>
              </table:table-cell>
              <table:table-cell>
                <text:p text:style-name="P1">159,710</text:p>
              </table:table-cell>
              <table:table-cell>
                <text:p text:style-name="P1">633,872</text:p>
              </table:table-cell>
              <table:table-cell>
                <text:p text:style-name="P2">1,412,686</text:p>
              </table:table-cell>
              <table:table-cell>
                <text:p text:style-name="P2">2,601,769</text:p>
              </table:table-cell>
              <table:table-cell>
                <text:p text:style-name="P2">4,000,258</text:p>
              </table:table-cell>
            </table:table-row>
          </table:table>
          <draw:image xlink:href="Pictures/TablePreview1.svm" xlink:type="simple" xlink:show="embed" xlink:actuate="onLoad"/>
        </draw:frame>
        <draw:rect draw:style-name="gr1" draw:text-style-name="P3" draw:layer="layout" svg:width="4.5cm" svg:height="1cm" svg:x="1cm" svg:y="3cm">
          <text:p/>
        </draw:rect>
        <draw:frame draw:style-name="gr2" draw:layer="layout" svg:width="8cm" svg:height="1.75cm" svg:x="1cm" svg:y="3cm">
          <draw:text-box>
            <text:p>Bubble Sort:</text:p>
          </draw:text-box>
        </draw:frame>
        <draw:rect draw:style-name="gr3" draw:text-style-name="P3" draw:layer="layout" svg:width="7cm" svg:height="1cm" svg:x="1cm" svg:y="10cm">
          <text:p/>
        </draw:rect>
        <draw:frame draw:style-name="gr4" draw:layer="layout" svg:width="7.5cm" svg:height="1.25cm" svg:x="1cm" svg:y="10cm">
          <draw:text-box>
            <text:p>Improved Bubble Sort:</text:p>
          </draw:text-box>
        </draw:frame>
        <draw:frame draw:style-name="standard" draw:layer="layout" svg:width="18.184cm" svg:height="3.713cm" svg:x="1.023cm" svg:y="11.28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4" table:default-cell-style-name="ce1">
              <table:table-cell>
                <text:p text:style-name="P1">N</text:p>
              </table:table-cell>
              <table:table-cell>
                <text:p text:style-name="P1">800</text:p>
              </table:table-cell>
              <table:table-cell>
                <text:p text:style-name="P1">1600</text:p>
              </table:table-cell>
              <table:table-cell>
                <text:p text:style-name="P1">2400</text:p>
              </table:table-cell>
              <table:table-cell>
                <text:p text:style-name="P1">3200</text:p>
              </table:table-cell>
              <table:table-cell>
                <text:p text:style-name="P1">4000</text:p>
              </table:table-cell>
            </table:table-row>
            <table:table-row table:style-name="ro4" table:default-cell-style-name="ce1">
              <table:table-cell>
                <text:p text:style-name="P1">Comparisons</text:p>
              </table:table-cell>
              <table:table-cell>
                <text:p text:style-name="P1">318,820</text:p>
              </table:table-cell>
              <table:table-cell>
                <text:p text:style-name="P1">1,278,119</text:p>
              </table:table-cell>
              <table:table-cell>
                <text:p text:style-name="P2">2,878,720</text:p>
              </table:table-cell>
              <table:table-cell>
                <text:p text:style-name="P2">5,117,074</text:p>
              </table:table-cell>
              <table:table-cell>
                <text:p text:style-name="P2">7,994,597</text:p>
              </table:table-cell>
            </table:table-row>
            <table:table-row table:style-name="ro4" table:default-cell-style-name="ce1">
              <table:table-cell>
                <text:p text:style-name="P1">Swaps</text:p>
              </table:table-cell>
              <table:table-cell>
                <text:p text:style-name="P1">159,710</text:p>
              </table:table-cell>
              <table:table-cell>
                <text:p text:style-name="P1">633,872</text:p>
              </table:table-cell>
              <table:table-cell>
                <text:p text:style-name="P2">1,412,686</text:p>
              </table:table-cell>
              <table:table-cell>
                <text:p text:style-name="P2">2,601,769</text:p>
              </table:table-cell>
              <table:table-cell>
                <text:p text:style-name="P2">4,000,258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cm" svg:stroke-color="#000000" draw:marker-start-width="0.45cm" draw:marker-start-center="false" draw:marker-end-width="0.45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03-25T13:36:54.59</meta:creation-date>
    <dc:date>2013-03-25T14:23:40.29</dc:date>
    <meta:editing-duration>PT24S</meta:editing-duration>
    <meta:editing-cycles>1</meta:editing-cycles>
    <meta:document-statistic meta:object-count="6"/>
    <meta:generator>OpenOffice.org/3.3$Win32 OpenOffice.org_project/330m20$Build-9567</meta:generator>
  </office:meta>
</office:document-meta>
</file>